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21-06-15T16:06:52.700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512" meta:non-whitespace-character-count="512"/>
  </office:meta>
</office:document-meta>
</file>